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draw:auto-grow-height="true" fo:min-height="2.63cm"/>
    </style:style>
    <style:style style:name="pr2" style:family="presentation" style:parent-style-name="Padrão-subtitle">
      <style:graphic-properties draw:fill-color="#ffffff" draw:auto-grow-height="true" fo:min-height="9.134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subtitle" style:list-style-name="L3">
      <style:graphic-properties draw:fill-color="#ffffff" draw:auto-grow-height="true" fo:min-height="9.134cm"/>
    </style:style>
    <style:style style:name="pr5" style:family="presentation" style:parent-style-name="Padrão-title">
      <style:graphic-properties fo:min-height="2.63cm"/>
    </style:style>
    <style:style style:name="pr6" style:family="presentation" style:parent-style-name="Padrão-outline1">
      <style:graphic-properties fo:min-height="8.884cm"/>
    </style:style>
    <style:style style:name="pr7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24pt"/>
    </style:style>
    <style:style style:name="T1" style:family="text">
      <style:text-properties fo:font-size="24pt"/>
    </style:style>
    <style:style style:name="T2" style:family="text">
      <style:text-properties fo:font-size="24pt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layer="layout" svg:width="25.199cm" svg:height="2.63cm" svg:x="1.4cm" svg:y="0.627cm" presentation:class="title" presentation:user-transformed="true">
          <draw:text-box>
            <text:p>Convenção de chamada nasm/as</text:p>
          </draw:text-box>
        </draw:frame>
        <draw:frame presentation:style-name="pr4" draw:text-style-name="P4" draw:layer="layout" svg:width="25.199cm" svg:height="9.134cm" svg:x="1.4cm" svg:y="3.685cm" presentation:class="subtitle">
          <draw:text-box>
            <text:list text:style-name="L2">
              <text:list-item>
                <text:p text:style-name="P3"><text:span text:style-name="T1">as: </text:span><text:span text:style-name="T2">mov</text:span><text:span text:style-name="T1"> fonte, destino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1">registradores <text:s/>são precedidos por %</text:span></text:p>
                          </text:list-item>
                          <text:list-item>
                            <text:p text:style-name="P3"><text:span text:style-name="T1">Sintaxe para endereçamento indexado/base indexado é diferente.</text:span></text:p>
                            <text:p text:style-name="P3"><text:span text:style-name="T1"/></text:p>
                            <text:p text:style-name="P3"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nasm: </text:span><text:span text:style-name="T2">mov</text:span><text:span text:style-name="T1"> destino, fonte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1">registradores não são precedidos por %, mas nomes são reservado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5" draw:layer="layout" svg:width="25.199cm" svg:height="2.63cm" svg:x="1.4cm" svg:y="0.627cm" presentation:class="title">
          <draw:text-box>
            <text:p>Exemplo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4">
              <text:list-item>
                <text:p>Nasm:</text:p>
                <text:p><text:span text:style-name="T3">mov</text:span> rax, 20 <text:s text:c="2"/>; coloca 20 em rax (endereçamento imediato).</text:p>
                <text:p><text:span text:style-name="T3">mov</text:span> rax,[rbx] ; <text:s/>move 8 bytes a partir do endereço rbx para rax (endereçamento indireto)</text:p>
                <text:p><text:span text:style-name="T3">mov</text:span> rax, [rbx+33] ; coloca 8 bytes a partir do endereço rbx+33 em rax (endereçamento base relativo)</text:p>
                <text:p><text:span text:style-name="T3">mov</text:span> rax,rbx ; coloca o conteúdo de rbx em rax (endereçamento com registrador)</text:p>
              </text:list-item>
              <text:list-item>
                <text:p>As:</text:p>
                <text:p><text:span text:style-name="T3">mov</text:span> $20, %rax</text:p>
                <text:p><text:span text:style-name="T3">mov</text:span> (%rbx),%rax</text:p>
                <text:p><text:span text:style-name="T3">mov</text:span> 33(%rbx),%rax</text:p>
                <text:p><text:span text:style-name="T3">mov</text:span> %rbx,%ra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3cm" svg:x="1.4cm" svg:y="0.627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4T22:14:37.767209547</meta:creation-date>
    <dc:date>2018-10-14T23:26:53.567892598</dc:date>
    <meta:editing-duration>PT1H12M16S</meta:editing-duration>
    <meta:editing-cycles>1</meta:editing-cycles>
    <meta:generator>LibreOffice/5.1.4.2$Linux_X86_64 LibreOffice_project/10m0$Build-2</meta:generator>
    <meta:document-statistic meta:object-count="33"/>
  </office:meta>
</office:document-meta>
</file>